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3A000005021EDE94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5cm, 0cm, 19.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34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tyle="normal" fo:font-weight="bold"/>
    </style:style>
    <style:style style:name="P3" style:family="paragraph">
      <style:text-properties fo:font-family="'Times New Roman'" style:font-family-generic="roman" style:font-pitch="variable" fo:font-size="95pt" fo:font-style="normal" fo:font-weight="bold" style:font-size-asian="95pt" style:font-size-complex="95pt"/>
    </style:style>
    <style:style style:name="P4" style:family="paragraph">
      <style:text-properties fo:font-family="'Times New Roman'" style:font-family-generic="roman" style:font-pitch="variable" fo:font-size="44pt" fo:font-style="normal" fo:font-weight="bold" style:font-size-asian="44pt" style:font-style-asian="italic" style:font-size-complex="44pt" style:font-style-complex="italic"/>
    </style:style>
    <style:style style:name="P5" style:family="paragraph">
      <style:text-properties fo:font-style="normal" fo:font-weight="bold" style:font-weight-asian="normal" style:font-weight-complex="normal"/>
    </style:style>
    <style:style style:name="P6" style:family="paragraph">
      <style:text-properties fo:color="#ffffff" fo:font-family="'Times New Roman'" style:font-family-generic="roman" style:font-pitch="variable" fo:font-size="95pt" fo:font-style="normal" fo:font-weight="bold" style:font-size-asian="95pt" style:font-weight-asian="normal" style:font-size-complex="95pt" style:font-weight-complex="normal"/>
    </style:style>
    <style:style style:name="P7" style:family="paragraph">
      <style:text-properties fo:color="#ffffff" fo:font-family="'Times New Roman'" style:font-family-generic="roman" style:font-pitch="variable" fo:font-size="44pt" fo:font-style="normal" fo:font-weight="bold" style:font-size-asian="44pt" style:font-style-asian="italic" style:font-size-complex="44pt" style:font-style-complex="italic"/>
    </style:style>
    <style:style style:name="T1" style:family="text">
      <style:text-properties fo:font-family="'Times New Roman'" style:font-family-generic="roman" style:font-pitch="variable" fo:font-size="95pt" style:font-size-asian="95pt" style:font-size-complex="95pt"/>
    </style:style>
    <style:style style:name="T2" style:family="text">
      <style:text-properties fo:font-family="'Times New Roman'" style:font-family-generic="roman" style:font-pitch="variable" fo:font-size="44pt" style:font-size-asian="44pt" style:font-style-asian="italic" style:font-size-complex="44pt" style:font-style-complex="italic"/>
    </style:style>
    <style:style style:name="T3" style:family="text">
      <style:text-properties fo:color="#ffffff" fo:font-family="'Times New Roman'" style:font-family-generic="roman" style:font-pitch="variable" fo:font-size="95pt" style:font-size-asian="95pt" style:font-size-complex="95pt"/>
    </style:style>
    <style:style style:name="T4" style:family="text">
      <style:text-properties fo:color="#ffffff" fo:font-family="'Times New Roman'" style:font-family-generic="roman" style:font-pitch="variable" fo:font-size="44pt" style:font-size-asian="44pt" style:font-style-asian="italic" style:font-size-complex="4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22.319cm" svg:height="28.001cm" svg:x="0cm" svg:y="0cm">
          <draw:image xlink:href="Pictures/100002010000073A000005021EDE9480.png" xlink:type="simple" xlink:show="embed" xlink:actuate="onLoad">
            <text:p/>
          </draw:image>
        </draw:frame>
        <draw:frame draw:style-name="gr2" draw:text-style-name="P3" draw:layer="layout" svg:width="19.5cm" svg:height="15.103cm" svg:x="2.5cm" svg:y="4.801cm">
          <draw:text-box>
            <text:p text:style-name="P2"><text:span text:style-name="T1">The</text:span></text:p>
            <text:p text:style-name="P2"><text:span text:style-name="T1">U++</text:span></text:p>
            <text:p text:style-name="P2"><text:span text:style-name="T1">Framework</text:span></text:p>
            <text:p text:style-name="P2"><text:span text:style-name="T1">Book</text:span></text:p>
          </draw:text-box>
        </draw:frame>
        <draw:frame draw:style-name="gr3" draw:text-style-name="P4" draw:layer="layout" svg:width="16.5cm" svg:height="4.1cm" svg:x="2.5cm" svg:y="21.1cm">
          <draw:text-box>
            <text:p text:style-name="P2"><text:span text:style-name="T2">Join the Bazaar project to make it possible</text:span></text:p>
          </draw:text-box>
        </draw:frame>
        <draw:frame draw:style-name="gr2" draw:text-style-name="P6" draw:layer="layout" svg:width="18.4cm" svg:height="15.103cm" svg:x="2.6cm" svg:y="4.902cm">
          <draw:text-box>
            <text:p text:style-name="P5"><text:span text:style-name="T3">The</text:span></text:p>
            <text:p text:style-name="P5"><text:span text:style-name="T3">U++</text:span></text:p>
            <text:p text:style-name="P5"><text:span text:style-name="T3">Framework</text:span></text:p>
            <text:p text:style-name="P5"><text:span text:style-name="T3">Book</text:span></text:p>
          </draw:text-box>
        </draw:frame>
        <draw:frame draw:style-name="gr3" draw:text-style-name="P7" draw:layer="layout" svg:width="16.5cm" svg:height="4.1cm" svg:x="2.6cm" svg:y="21.2cm">
          <draw:text-box>
            <text:p text:style-name="P2"><text:span text:style-name="T4">Join the Bazaar project to make it possib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681cm" svg:height="7.575cm" svg:x="2.659cm" svg:y="2.485cm" draw:page-number="1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Predeterminado" style:page-layout-name="PM1" draw:style-name="Mdp1">
      <draw:frame presentation:style-name="Predeterminado-title" draw:layer="backgroundobjects" svg:width="18.899cm" svg:height="4.675cm" svg:x="1.05cm" svg:y="1.115cm" presentation:class="title" presentation:placeholder="true">
        <draw:text-box/>
      </draw:frame>
      <draw:frame presentation:style-name="Predeterminado-outline1" draw:layer="backgroundobjects" svg:width="18.899cm" svg:height="18.479cm" svg:x="1.05cm" svg:y="6.551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7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8T03:31:29.57</meta:creation-date>
    <meta:editing-duration>PT00H09M37S</meta:editing-duration>
    <meta:editing-cycles>3</meta:editing-cycles>
    <dc:date>2010-01-28T09:10:59.05</dc:date>
    <meta:generator>OpenOffice.org/3.1$Win32 OpenOffice.org_project/310m11$Build-9399</meta:generator>
    <meta:document-statistic meta:object-count="28"/>
  </office:meta>
</office:document-meta>
</file>